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fe2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fe2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fe2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fe2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fe2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fe2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fe2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fe2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fe2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fe2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fe2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fe2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fe2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fe2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fe2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fe2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fe2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reidys Salomè Eurrieta Hernà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8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0668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ignedys Carolina Hernàndez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5895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6.4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6" meta:non-whitespace-character-count="1009"/>
    <meta:template xlink:type="simple" xlink:actuate="onRequest" xlink:title="Normal" xlink:href=""/>
  </office:meta>
</office:document-meta>
</file>